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.compareT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tem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setName( String 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tem.equals( Object other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tem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AbstractItem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getI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setDescription( String _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tem.setI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te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